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sto MT" svg:font-family="'Calisto M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a1" style:family="table">
      <style:table-properties style:width="8.692cm" fo:margin-left="-0.191cm" fo:margin-top="0cm" fo:margin-bottom="0cm" table:align="left" style:writing-mode="lr-tb"/>
    </style:style>
    <style:style style:name="Tabla1.A" style:family="table-column">
      <style:table-column-properties style:column-width="8.69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8.89cm" fo:margin-left="-0.191cm" fo:margin-top="0cm" fo:margin-bottom="0cm" table:align="left" style:writing-mode="lr-tb"/>
    </style:style>
    <style:style style:name="Tabla2.A" style:family="table-column">
      <style:table-column-properties style:column-width="8.691cm"/>
    </style:style>
    <style:style style:name="Tabla2.B" style:family="table-column">
      <style:table-column-properties style:column-width="0.19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0pt" fo:letter-spacing="-0.005cm" style:font-size-asian="10pt" style:font-name-complex="Arial1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etter-spacing="-0.005cm" style:font-size-asian="10pt" style:font-name-complex="Arial1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0pt" fo:letter-spacing="-0.005cm" style:font-size-asian="10pt" style:font-name-complex="Arial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0pt" fo:letter-spacing="-0.005cm" fo:language="es" fo:country="CL" fo:font-weight="bold" style:font-size-asian="10pt" style:font-weight-asian="bold" style:font-name-complex="Arial1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0pt" fo:letter-spacing="-0.005cm" fo:language="es" fo:country="CL" style:font-size-asian="10pt" style:font-name-complex="Arial1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0pt" fo:letter-spacing="-0.005cm" style:text-underline-style="solid" style:text-underline-width="auto" style:text-underline-color="font-color" fo:font-weight="bold" style:font-size-asian="10pt" style:font-weight-asian="bold" style:font-name-complex="Arial1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Arial" fo:font-size="10pt" fo:letter-spacing="-0.005cm" fo:language="it" fo:country="IT" fo:font-weight="bold" style:font-size-asian="10pt" style:font-weight-asian="bold" style:font-name-complex="Arial1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3.002cm"/>
          <style:tab-stop style:position="4.002cm"/>
        </style:tab-stops>
      </style:paragraph-properties>
      <style:text-properties style:font-name="Arial" fo:font-size="10pt" style:font-size-asian="10pt" style:font-name-complex="Arial1"/>
    </style:style>
    <style:style style:name="P12" style:family="paragraph" style:parent-style-name="Standard">
      <style:paragraph-properties fo:text-align="center" style:justify-single-word="false" fo:hyphenation-ladder-count="no-limit"/>
      <style:text-properties style:font-name="Arial" fo:font-size="10pt" officeooo:rsid="000e9065" officeooo:paragraph-rsid="000e9065" style:font-size-asian="10pt" style:font-name-complex="Arial1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/>
      <style:text-properties style:font-name="Arial" fo:font-size="10pt" style:font-size-asian="10pt" style:font-name-complex="Arial1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1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3.002cm"/>
          <style:tab-stop style:position="4.002cm"/>
        </style:tab-stops>
      </style:paragraph-properties>
      <style:text-properties style:font-name="Arial" fo:font-size="10pt" fo:language="es" fo:country="ES" style:font-size-asian="10pt" style:font-name-complex="Arial1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Arial" fo:font-size="10pt" fo:language="es" fo:country="ES" officeooo:rsid="000e9065" officeooo:paragraph-rsid="000e9065" style:font-size-asian="10pt" style:font-name-complex="Arial1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language="se" fo:country="NO" fo:font-weight="bold" style:font-size-asian="10pt" style:font-weight-asian="bold" style:font-name-complex="Arial1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se" fo:country="NO" style:font-size-asian="10pt" style:font-name-complex="Arial1"/>
    </style:style>
    <style:style style:name="P19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0pt" fo:language="es" fo:country="CL" style:font-size-asian="10pt" style:font-name-complex="Arial1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3.002cm"/>
          <style:tab-stop style:position="4.002cm"/>
        </style:tab-stops>
      </style:paragraph-properties>
    </style:style>
    <style:style style:name="P22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3" style:family="paragraph" style:parent-style-name="Standard">
      <style:text-properties fo:color="#000000" style:font-name="Arial" fo:font-size="10pt" fo:language="es" fo:country="ES" style:font-size-asian="10pt" style:font-name-complex="Arial1"/>
    </style:style>
    <style:style style:name="P24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language="es" fo:country="ES" style:font-size-asian="10pt" style:font-name-complex="Arial1"/>
    </style:style>
    <style:style style:name="P2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language="es" fo:country="ES" style:font-size-asian="10pt" style:font-name-complex="Arial1"/>
    </style:style>
    <style:style style:name="P26" style:family="paragraph" style:parent-style-name="Standard">
      <style:text-properties fo:color="#000000" style:font-name="Arial" fo:font-size="10pt" fo:language="es" fo:country="ES" fo:font-weight="bold" style:font-size-asian="10pt" style:font-weight-asian="bold" style:font-name-complex="Arial1"/>
    </style:style>
    <style:style style:name="P2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language="es" fo:country="ES" fo:font-weight="bold" style:font-size-asian="10pt" style:font-weight-asian="bold" style:font-name-complex="Arial1" style:font-weight-complex="bold"/>
    </style:style>
    <style:style style:name="P2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087" style:font-name="Arial" fo:font-size="10pt" fo:language="es" fo:country="ES" style:font-size-asian="10pt" style:font-name-complex="Arial1"/>
    </style:style>
    <style:style style:name="P29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087" style:font-name="Arial" fo:font-size="10pt" fo:language="es" fo:country="ES" style:font-size-asian="10pt" style:font-name-complex="Arial1"/>
    </style:style>
    <style:style style:name="P30" style:family="paragraph" style:parent-style-name="Standard">
      <style:paragraph-properties fo:hyphenation-ladder-count="no-limit">
        <style:tab-stops>
          <style:tab-stop style:position="-1.27cm"/>
        </style:tab-stops>
      </style:paragraph-properties>
      <style:text-properties style:text-underline-style="solid" style:text-underline-width="auto" style:text-underline-color="font-color"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fo:text-transform="uppercase" style:font-name="Arial" fo:font-size="10pt" fo:language="es" fo:country="ES" fo:font-weight="bold" style:font-size-asian="10pt" style:font-weight-asian="bold" style:font-name-complex="Arial1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fo:keep-together="always" fo:hyphenation-ladder-count="no-limit" fo:keep-with-next="always">
        <style:tab-stops>
          <style:tab-stop style:position="-1.27cm"/>
          <style:tab-stop style:position="0cm"/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language="es" fo:country="ES" style:font-size-asian="10pt" style:font-name-complex="Arial1"/>
    </style:style>
    <style:style style:name="P34" style:family="paragraph" style:parent-style-name="Standard">
      <style:paragraph-properties fo:margin-left="0cm" fo:margin-right="0cm" fo:text-indent="1.27cm" style:auto-text-indent="false" fo:break-before="page"/>
      <style:text-properties fo:color="#000000" style:font-name="Arial" fo:font-size="10pt" fo:language="es" fo:country="ES" style:font-size-asian="10pt" style:font-name-complex="Arial1"/>
    </style:style>
    <style:style style:name="P35" style:family="paragraph" style:parent-style-name="Standard">
      <style:paragraph-properties fo:margin-left="0cm" fo:margin-right="0.083cm" fo:text-align="justify" style:justify-single-word="false" fo:text-indent="0cm" style:auto-text-indent="false"/>
      <style:text-properties style:font-name="Arial" fo:font-size="10pt" fo:letter-spacing="-0.005cm" fo:font-weight="bold" style:font-size-asian="10pt" style:font-weight-asian="bold" style:font-name-complex="Arial1"/>
    </style:style>
    <style:style style:name="P36" style:family="paragraph" style:parent-style-name="Text_20_body">
      <style:paragraph-properties fo:hyphenation-ladder-count="no-limit">
        <style:tab-stops>
          <style:tab-stop style:position="-1.27cm"/>
          <style:tab-stop style:position="0cm"/>
        </style:tab-stops>
      </style:paragraph-properties>
      <style:text-properties style:font-name="Arial" fo:font-size="10pt" fo:letter-spacing="-0.005cm" fo:font-weight="bold" style:font-size-asian="10pt" style:font-weight-asian="bold" style:font-name-complex="Arial1" fo:hyphenate="false" fo:hyphenation-remain-char-count="2" fo:hyphenation-push-char-count="2"/>
    </style:style>
    <style:style style:name="P37" style:family="paragraph" style:parent-style-name="Lista_20_multicolor_20_-_20_Énfasis_20_11">
      <style:paragraph-properties fo:text-align="justify" style:justify-single-word="false"/>
      <style:text-properties style:font-name="Arial" fo:font-size="10pt" fo:letter-spacing="-0.005cm" style:font-size-asian="10pt" style:font-name-complex="Arial1"/>
    </style:style>
    <style:style style:name="P38" style:family="paragraph" style:parent-style-name="Standard" style:master-page-name="Standard">
      <style:paragraph-properties fo:text-align="center" style:justify-single-word="false" fo:hyphenation-ladder-count="no-limit" style:page-number="auto">
        <style:tab-stops>
          <style:tab-stop style:position="8.255cm" style:type="center"/>
        </style:tab-stops>
      </style:paragraph-properties>
      <style:text-properties fo:hyphenate="false" fo:hyphenation-remain-char-count="2" fo:hyphenation-push-char-count="2"/>
    </style:style>
    <style:style style:name="P39" style:family="paragraph" style:parent-style-name="Lista_20_multicolor_20_-_20_Énfasis_20_11" style:list-style-name="WWNum13">
      <style:paragraph-properties fo:text-align="justify" style:justify-single-word="false"/>
    </style:style>
    <style:style style:name="P40" style:family="paragraph" style:parent-style-name="List_20_Paragraph" style:list-style-name="WWNum33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-complex="Arial1"/>
    </style:style>
    <style:style style:name="P41" style:family="paragraph" style:parent-style-name="List_20_Paragraph" style:list-style-name="WWNum34">
      <style:text-properties fo:color="#000000" style:font-name-complex="Arial1"/>
    </style:style>
    <style:style style:name="P42" style:family="paragraph" style:parent-style-name="List_20_Paragraph" style:list-style-name="WWNum33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 style:parent-style-name="List_20_Paragraph" style:list-style-name="WWNum34"/>
    <style:style style:name="T1" style:family="text">
      <style:text-properties style:font-name="Arial" fo:font-size="10pt" fo:letter-spacing="-0.005cm" fo:language="es" fo:country="CL" fo:font-weight="bold" style:font-size-asian="10pt" style:font-weight-asian="bold" style:font-name-complex="Arial1"/>
    </style:style>
    <style:style style:name="T2" style:family="text">
      <style:text-properties style:font-name="Arial" fo:font-size="10pt" fo:letter-spacing="-0.005cm" style:text-underline-style="solid" style:text-underline-width="auto" style:text-underline-color="font-color" fo:font-weight="bold" style:font-size-asian="10pt" style:font-weight-asian="bold" style:font-name-complex="Arial1"/>
    </style:style>
    <style:style style:name="T3" style:family="text">
      <style:text-properties style:font-name="Arial" fo:font-size="10pt" fo:letter-spacing="-0.005cm" fo:font-weight="bold" style:font-size-asian="10pt" style:font-weight-asian="bold" style:font-name-complex="Arial1"/>
    </style:style>
    <style:style style:name="T4" style:family="text">
      <style:text-properties style:font-name="Arial" fo:font-size="10pt" fo:letter-spacing="-0.005cm" style:font-size-asian="10pt" style:font-name-complex="Arial1"/>
    </style:style>
    <style:style style:name="T5" style:family="text">
      <style:text-properties style:font-name="Arial" fo:font-size="10pt" fo:letter-spacing="-0.005cm" officeooo:rsid="000e9065" style:font-size-asian="10pt" style:font-name-complex="Arial1"/>
    </style:style>
    <style:style style:name="T6" style:family="text">
      <style:text-properties style:font-name="Arial" fo:font-size="10pt" fo:letter-spacing="-0.005cm" officeooo:rsid="00115d66" style:font-size-asian="10pt" style:font-name-complex="Arial1"/>
    </style:style>
    <style:style style:name="T7" style:family="text">
      <style:text-properties style:font-name="Arial" fo:font-size="10pt" fo:letter-spacing="-0.005cm" fo:background-color="#ffff00" loext:char-shading-value="0" style:font-size-asian="10pt" style:font-name-complex="Arial1"/>
    </style:style>
    <style:style style:name="T8" style:family="text">
      <style:text-properties style:font-name="Arial" fo:font-size="10pt" fo:font-weight="bold" style:font-size-asian="10pt" style:font-weight-asian="bold" style:font-name-complex="Arial1"/>
    </style:style>
    <style:style style:name="T9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10" style:family="text">
      <style:text-properties style:font-name="Arial" fo:font-size="10pt" style:font-size-asian="10pt" style:font-name-complex="Arial1"/>
    </style:style>
    <style:style style:name="T11" style:family="text">
      <style:text-properties style:font-name="Arial" fo:font-size="10pt" officeooo:rsid="000cdceb" style:font-size-asian="10pt" style:font-name-complex="Arial1"/>
    </style:style>
    <style:style style:name="T12" style:family="text">
      <style:text-properties style:font-name="Arial" fo:font-size="10pt" officeooo:rsid="000e9065" style:font-size-asian="10pt" style:font-name-complex="Arial1"/>
    </style:style>
    <style:style style:name="T13" style:family="text">
      <style:text-properties style:font-name="Arial" fo:font-size="10pt" fo:language="es" fo:country="ES" style:font-size-asian="10pt" style:font-name-complex="Arial1"/>
    </style:style>
    <style:style style:name="T14" style:family="text">
      <style:text-properties style:font-name="Arial" fo:font-size="10pt" fo:language="es" fo:country="ES" officeooo:rsid="000cdceb" style:font-size-asian="10pt" style:font-name-complex="Arial1"/>
    </style:style>
    <style:style style:name="T15" style:family="text">
      <style:text-properties style:font-name="Arial" fo:font-size="10pt" fo:language="es" fo:country="ES" fo:font-weight="bold" style:font-size-asian="10pt" style:font-weight-asian="bold" style:font-name-complex="Arial1" style:font-weight-complex="bold"/>
    </style:style>
    <style:style style:name="T16" style:family="text">
      <style:text-properties style:font-name="Arial" fo:font-size="10pt" fo:language="es" fo:country="ES" fo:font-style="normal" officeooo:rsid="000cdceb" style:font-size-asian="10pt" style:font-style-asian="normal" style:font-name-complex="Arial1" style:font-style-complex="normal"/>
    </style:style>
    <style:style style:name="T17" style:family="text">
      <style:text-properties style:font-name="Arial" fo:font-size="10pt" fo:language="es" fo:country="ES" fo:font-style="normal" officeooo:rsid="000cdceb" style:font-size-asian="10pt" style:font-style-asian="normal" style:font-name-complex="Arial1" style:font-style-complex="normal" style:font-weight-complex="bold"/>
    </style:style>
    <style:style style:name="T18" style:family="text">
      <style:text-properties style:font-name="Arial" fo:font-size="10pt" fo:language="es" fo:country="ES" fo:font-style="normal" officeooo:rsid="000e9065" style:font-size-asian="10pt" style:font-style-asian="normal" style:font-name-complex="Arial1" style:font-style-complex="normal" style:font-weight-complex="bold"/>
    </style:style>
    <style:style style:name="T19" style:family="text">
      <style:text-properties style:font-name="Arial" fo:font-size="10pt" fo:font-style="normal" style:font-size-asian="10pt" style:font-style-asian="normal" style:font-name-complex="Arial1" style:font-style-complex="normal"/>
    </style:style>
    <style:style style:name="T20" style:family="text">
      <style:text-properties style:font-name="Arial" fo:font-size="10pt" fo:font-style="normal" officeooo:rsid="000cdceb" style:font-size-asian="10pt" style:font-style-asian="normal" style:font-name-complex="Arial1" style:font-style-complex="normal"/>
    </style:style>
    <style:style style:name="T21" style:family="text">
      <style:text-properties style:font-name="Arial" fo:font-size="10pt" fo:font-style="normal" officeooo:rsid="000e9065" style:font-size-asian="10pt" style:font-style-asian="normal" style:font-name-complex="Arial1" style:font-style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10pt" fo:language="es" fo:country="ES" style:font-size-asian="10pt" style:font-name-complex="Arial1"/>
    </style:style>
    <style:style style:name="T24" style:family="text">
      <style:text-properties fo:color="#000000" style:font-name="Arial" fo:font-size="10pt" fo:language="es" fo:country="ES" fo:background-color="#ffff00" loext:char-shading-value="0" style:font-size-asian="10pt" style:font-name-complex="Arial1"/>
    </style:style>
    <style:style style:name="T25" style:family="text">
      <style:text-properties fo:color="#000000" style:font-name="Arial" fo:font-size="10pt" fo:language="es" fo:country="ES" fo:font-weight="bold" style:font-size-asian="10pt" style:font-weight-asian="bold" style:font-name-complex="Arial1"/>
    </style:style>
    <style:style style:name="T26" style:family="text">
      <style:text-properties fo:color="#000000" style:font-name="Arial" fo:font-size="10pt" fo:language="es" fo:country="ES" fo:font-style="normal" style:font-size-asian="10pt" style:font-style-asian="normal" style:font-name-complex="Arial1" style:font-style-complex="normal"/>
    </style:style>
    <style:style style:name="T27" style:family="text">
      <style:text-properties fo:color="#000000" style:font-name="Arial" fo:font-size="10pt" fo:language="es" fo:country="ES" fo:font-style="normal" officeooo:rsid="000e9065" style:font-size-asian="10pt" style:font-style-asian="normal" style:font-name-complex="Arial1" style:font-style-complex="normal"/>
    </style:style>
    <style:style style:name="T28" style:family="text">
      <style:text-properties fo:color="#000000" style:font-name="Arial" fo:font-size="10pt" fo:letter-spacing="-0.005cm" officeooo:rsid="00115d66" fo:background-color="#ffff00" loext:char-shading-value="0" style:font-size-asian="10pt" style:font-name-complex="Arial1"/>
    </style:style>
    <style:style style:name="T29" style:family="text">
      <style:text-properties fo:color="#000000" style:font-name="Arial" fo:font-size="10pt" fo:letter-spacing="-0.005cm" style:font-size-asian="10pt" style:font-name-complex="Arial1"/>
    </style:style>
    <style:style style:name="T30" style:family="text">
      <style:text-properties fo:color="#000000" style:font-name-complex="Arial1"/>
    </style:style>
    <style:style style:name="T31" style:family="text">
      <style:text-properties fo:color="#000000" fo:font-style="normal" style:font-style-asian="normal" style:font-name-complex="Arial1" style:font-style-complex="normal"/>
    </style:style>
    <style:style style:name="T32" style:family="text">
      <style:text-properties fo:color="#000000" fo:font-style="normal" officeooo:rsid="000e9065" style:font-style-asian="normal" style:font-name-complex="Arial1" style:font-style-complex="normal"/>
    </style:style>
    <style:style style:name="T33" style:family="text">
      <style:text-properties style:font-name-complex="Arial1"/>
    </style:style>
    <style:style style:name="T34" style:family="text">
      <style:text-properties fo:color="#ce181e" style:font-name="Arial" fo:font-size="10pt" style:font-size-asian="10pt" style:font-name-complex="Arial1"/>
    </style:style>
    <style:style style:name="T35" style:family="text">
      <style:text-properties fo:color="#ce181e" style:font-name="Arial" fo:font-size="10pt" fo:letter-spacing="-0.005cm" fo:language="es" fo:country="ES" style:font-size-asian="10pt" style:font-name-complex="Arial1"/>
    </style:style>
    <style:style style:name="T36" style:family="text">
      <style:text-properties fo:color="#ce181e" style:font-name="Arial" fo:font-size="10pt" fo:letter-spacing="-0.005cm" style:font-size-asian="10pt" style:font-name-complex="Arial1"/>
    </style:style>
    <style:style style:name="T3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ANEXO N°1 </text:span><text:span text:style-name="T8">CONTRATO </text:span></text:p>
      <text:p text:style-name="P3"/>
      <text:p text:style-name="P6"/>
      <text:p text:style-name="P6">DESARROLLO DE FUNCIONALIDADES …</text:p>
      <text:p text:style-name="P3"/>
      <text:p text:style-name="P6"/>
      <text:p text:style-name="P21"><text:span text:style-name="T10">En </text:span><text:span text:style-name="T20">Valdivia</text:span><text:span text:style-name="T10">, a </text:span><text:span text:style-name="T20">25</text:span><text:span text:style-name="T10"> de </text:span><text:span text:style-name="T20">Septiembre</text:span><text:span text:style-name="T10"> de </text:span><text:span text:style-name="T20">1994</text:span><text:span text:style-name="T10">, entre </text:span><text:span text:style-name="T19">‘</text:span><text:span text:style-name="T20">Cortinajes Elgueta’ </text:span><text:span text:style-name="T10">, R.U.T.: </text:span><text:span text:style-name="T11">9.310.144-8</text:span><text:span text:style-name="T10"> representada por don </text:span><text:bookmark-start text:name="_GoBack"/><text:span text:style-name="T20">O</text:span><text:bookmark-end text:name="_GoBack"/><text:span text:style-name="T20">scar Enrique Elgueta Gonzalez</text:span><text:span text:style-name="T10">, cédula nacional de identidad N° </text:span><text:span text:style-name="T11">9.310.144-8</text:span><text:span text:style-name="T10"> con domicilio en </text:span><text:span text:style-name="T19"><text:s/></text:span><text:span text:style-name="T20">Carlos Bischoff n.º 1047</text:span><text:span text:style-name="T10"> comuna de </text:span><text:span text:style-name="T20">Valdivia</text:span><text:span text:style-name="T10"> en adelante “</text:span><text:span text:style-name="T8">CLIENTE</text:span><text:span text:style-name="T10">”, y “</text:span><text:span text:style-name="T8">PROVEEDOR.”</text:span><text:span text:style-name="T9"> </text:span><text:span text:style-name="T10">R.U.T <text:s/></text:span><text:span text:style-name="T16">18.775.375-9</text:span><text:span text:style-name="T10"> representada por don </text:span><text:span text:style-name="T17">Rodrigo Octavio Miranda Miranda</text:span><text:span text:style-name="T10">, cédula nacional de identidad N°</text:span><text:span text:style-name="T13"> </text:span><text:span text:style-name="T14">18.775.375-9</text:span><text:span text:style-name="T10">, en adelante “</text:span><text:span text:style-name="T8">PROVEEDOR</text:span><text:span text:style-name="T10">”, con domicilio en </text:span><text:span text:style-name="T16">Lago Chapo n.º 0331</text:span><text:span text:style-name="T10">, </text:span><text:span text:style-name="T21">Valdivia</text:span><text:span text:style-name="T10">, han convenido el siguiente anexo al contrato de Prestación de Servicios (en adelante “Anexo 1: Modelamiento y Diseño Sistema de </text:span><text:span text:style-name="T12">Ventas de Cortinas y otros</text:span><text:span text:style-name="T10">”):</text:span></text:p>
      <text:p text:style-name="P11"/>
      <text:p text:style-name="P11"/>
      <text:p text:style-name="P32"><text:span text:style-name="T2">PRIMERO: </text:span><text:span text:style-name="T3">Contexto </text:span><text:span text:style-name="T2"><text:s/></text:span></text:p>
      <text:p text:style-name="P14"/>
      <text:p text:style-name="P22"><text:span text:style-name="T23">CLIENTE se encuentra implementando un </text:span><text:span text:style-name="T27">sistema y gestión de ventas</text:span><text:span text:style-name="T23">, para la realización de este proyecto se requieren incorporar nuevas funcionalidades al </text:span><text:span text:style-name="T26">‘</text:span><text:span text:style-name="T27">Cortinajes’</text:span><text:span text:style-name="T23"> existente en CLIENTE y el desarrollo de nuevas componentes que atiendan a las aplicaciones.</text:span></text:p>
      <text:p text:style-name="P15"/>
      <text:p text:style-name="P17"/>
      <text:p text:style-name="P32"><text:span text:style-name="T2">SEGUNDO: </text:span><text:span text:style-name="T3">Descripción del Proyecto</text:span><text:span text:style-name="T2"> </text:span></text:p>
      <text:p text:style-name="P14"/>
      <text:p text:style-name="P22"><text:span text:style-name="T23">Consiste en la modificación del software </text:span><text:span text:style-name="T26">‘</text:span><text:span text:style-name="T27">Cortinajes’</text:span><text:span text:style-name="T23"> para que contemple un módulo de visibilidad, autorizaciones y además el desarrollo de componentes genéricas de carga, consultas, procesos y descargas de información, que puedan ser embebidas de manera fácil y los flujos sean parametrizables o configurables <text:s/>(sin necesidad de un nuevo desarrollo). Los componentes desarrollados deben ser concordantes con las normativas, bajo la metodología, arquitectura de desarrollo y con la documentación definida por CLIENTE.</text:span></text:p>
      <text:p text:style-name="P29"/>
      <text:p text:style-name="P24">Las funcionalidades que se deberá implementar son:</text:p>
      <text:p text:style-name="P24"><text:s/></text:p>
      <text:list xml:id="list2759733025" text:style-name="WWNum33">
        <text:list-item>
          <text:p text:style-name="P40">Módulo autorizador de transacciones y procesos</text:p>
        </text:list-item>
        <text:list-item>
          <text:p text:style-name="P40">Módulo de visibilidad integrado a portal genérico</text:p>
        </text:list-item>
        <text:list-item>
          <text:p text:style-name="P42"><text:span text:style-name="T30">Integración de reglas de visibilidad y autorización <text:s/>a funcionalidades, de carga, consultas , descargas y procesamiento de las aplicaciones del </text:span><text:span text:style-name="T31">‘</text:span><text:span text:style-name="T32">Cortinajes’</text:span></text:p>
        </text:list-item>
      </text:list>
      <text:p text:style-name="P33"/>
      <text:p text:style-name="P25"><text:bookmark text:name="OLE_LINK1"/><text:bookmark text:name="OLE_LINK2"/></text:p>
      <text:p text:style-name="P25">El proyecto considera las siguientes fases:</text:p>
      <text:p text:style-name="P27"/>
      <text:p text:style-name="P26">Análisis y Levantamiento Final de Requerimientos</text:p>
      <text:p text:style-name="P23"/>
      <text:list xml:id="list1043743112" text:style-name="WWNum34">
        <text:list-item>
          <text:p text:style-name="P41">Revisión de documento de especificación de módulos autorizador y de visibilidad.</text:p>
        </text:list-item>
        <text:list-item>
          <text:p text:style-name="P41">Análisis de Portal Genérico</text:p>
        </text:list-item>
        <text:list-item>
          <text:p text:style-name="P41">Creación de <text:s/>documento de especificación de requisitos de integración de módulos con aplicaciones existentes.</text:p>
        </text:list-item>
      </text:list>
      <text:p text:style-name="P19"/>
      <text:p text:style-name="P23"/>
      <text:p text:style-name="P34"/>
      <text:p text:style-name="P26">Desarrollo y Adaptación del Software</text:p>
      <text:p text:style-name="P23"/>
      <text:list xml:id="list141727733960963" text:continue-numbering="true" text:style-name="WWNum34">
        <text:list-item>
          <text:p text:style-name="P41">Desarrollo de prototipo funcional de módulo autorizador</text:p>
        </text:list-item>
        <text:list-item>
          <text:p text:style-name="P41">Desarrollo de servicio de autorización</text:p>
        </text:list-item>
        <text:list-item>
          <text:p text:style-name="P41">Desarrollo de servicio de consulta de transacciones pendientes de autorización</text:p>
        </text:list-item>
        <text:list-item>
          <text:p text:style-name="P41">Desarrollo de prototipo funcional de módulo de visibilidad</text:p>
        </text:list-item>
        <text:list-item>
          <text:p text:style-name="P41">Modificación de portal, agregando los módulos de visibilidad y autorizaciones</text:p>
        </text:list-item>
        <text:list-item>
          <text:p text:style-name="P41">Modificación de aplicaciones para integrar reglas de los módulos desarrollados</text:p>
        </text:list-item>
      </text:list>
      <text:p text:style-name="P23"/>
      <text:p text:style-name="P26">Entrega </text:p>
      <text:p text:style-name="P25"/>
      <text:p text:style-name="P25">Los entregables del proyecto son los siguientes:</text:p>
      <text:p text:style-name="P28"/>
      <text:list xml:id="list141725986676236" text:continue-numbering="true" text:style-name="WWNum34">
        <text:list-item>
          <text:p text:style-name="P43"><text:span text:style-name="T33">Documento de </text:span><text:span text:style-name="T30">diseño técnico </text:span></text:p>
        </text:list-item>
        <text:list-item>
          <text:p text:style-name="P41">Diccionario de datos</text:p>
        </text:list-item>
        <text:list-item>
          <text:p text:style-name="P41">Prototipo funcional de módulo administrador de autorizaciones dependientes de facultades legales, el prototipo involucra sólo topes de montos y números de firmas.</text:p>
        </text:list-item>
        <text:list-item>
          <text:p text:style-name="P41">Desarrollo de servicios de consulta de modelos de autorización</text:p>
        </text:list-item>
        <text:list-item>
          <text:p text:style-name="P41">Desarrollo de servicio de autorización</text:p>
        </text:list-item>
        <text:list-item>
          <text:p text:style-name="P41">Desarrollo de servicio de consulta de transacciones pendientes de autorización.</text:p>
        </text:list-item>
        <text:list-item>
          <text:p text:style-name="P41">Manual de Usuario de prototipos</text:p>
        </text:list-item>
        <text:list-item>
          <text:p text:style-name="P43"><text:span text:style-name="T30">Prototipo funcional para</text:span><text:span text:style-name="T33"> autorizar transacciones pendientes de facultades legales</text:span></text:p>
        </text:list-item>
        <text:list-item>
          <text:p text:style-name="P43"><text:span text:style-name="T30">Prototipo</text:span><text:span text:style-name="T33"> funcional de módulo administrador de visibilidad integrado con portales de domiciliaciones, , TEF Altos Montos y Pago de Remuneraciones - Proveedores</text:span></text:p>
        </text:list-item>
      </text:list>
      <text:p text:style-name="P24"/>
      <text:p text:style-name="P22"><text:span text:style-name="T23">La construcción del software certificación y el paso a producción se ejecutará en dependencias </text:span><text:span text:style-name="T25">CLIENTE.</text:span></text:p>
      <text:p text:style-name="P14"/>
      <text:p text:style-name="P18"/>
      <text:p text:style-name="P32"><text:span text:style-name="T2">SEGUNDO: </text:span><text:span text:style-name="T3">Valor de los Servicios</text:span><text:span text:style-name="T2"> </text:span></text:p>
      <text:p text:style-name="P4"/>
      <text:p text:style-name="P20"><text:span text:style-name="T4">El valor total del </text:span><text:span text:style-name="T29">servicio</text:span><text:span text:style-name="T4"> asciende a UF </text:span><text:span text:style-name="T6">64,19 (a fecha 26 de Septiembre de 2018)</text:span><text:span text:style-name="T4"> exentos de IVA. <text:s/>La facturación se realizará de la siguiente forma:</text:span></text:p>
      <text:p text:style-name="P4"/>
      <text:list xml:id="list3494666340" text:style-name="WWNum13">
        <text:list-item>
          <text:p text:style-name="P39"><text:span text:style-name="T4">50% del total correspondiente a UF <text:s/>al iniciar el proyecto y entrega de plan detallado de trabajo</text:span></text:p>
        </text:list-item>
      </text:list>
      <text:p text:style-name="P37"/>
      <text:list xml:id="list141725869594194" text:continue-numbering="true" text:style-name="WWNum13">
        <text:list-item>
          <text:p text:style-name="P39"><text:span text:style-name="T4">50% final correspondiente a UF <text:s/>al término de la certificación en </text:span><text:span text:style-name="T3">CLIENTE.</text:span></text:p>
        </text:list-item>
      </text:list>
      <text:p text:style-name="P14"/>
      <text:p text:style-name="P10"/>
      <text:p text:style-name="P20"><text:span text:style-name="T8">PROVEEDOR</text:span><text:span text:style-name="T10"> facturará la cantidad antes señalada en pesos y </text:span><text:span text:style-name="T8">CLIENTE </text:span><text:span text:style-name="T10">pagará a </text:span><text:span text:style-name="T8">PROVEEDOR</text:span><text:span text:style-name="T10"> dentro de los 30 (treinta) días siguientes de la presentación de la respectiva factura, siempre que ésta no sea reclamada por </text:span><text:span text:style-name="T8">CLIENTE</text:span><text:span text:style-name="T10"> dentro de igual plazo, conforme a lo dispuesto en el artículo 3º Nº 2 de la Ley 19.983.</text:span></text:p>
      <text:p text:style-name="P8"/>
      <text:p text:style-name="P8"/>
      <text:p text:style-name="P8"/>
      <text:p text:style-name="P32"><text:span text:style-name="T2">TERCERO: </text:span><text:span text:style-name="T3">Plazo</text:span></text:p>
      <text:p text:style-name="P10"/>
      <text:p text:style-name="P20"><text:span text:style-name="T10">El plazo total del proyecto es de 15 días hábiles contados desde la fecha de inicio, que se deberá acordar al momento de la recepción en </text:span><text:span text:style-name="T25">PROVEEDOR</text:span><text:span text:style-name="T10"> de la Orden de Compra de </text:span><text:span text:style-name="T8">CLIENTE.</text:span><text:span text:style-name="T10"> </text:span></text:p>
      <text:p text:style-name="P28"/>
      <text:p text:style-name="P22"><text:span text:style-name="T23">El equipo de trabajo de</text:span><text:span text:style-name="T25"> PROVEEDOR</text:span><text:span text:style-name="T23"> estará compuesto de </text:span><text:span text:style-name="T24">[*</text:span><text:span text:style-name="T23">]</text:span></text:p>
      <text:p text:style-name="P10"/>
      <text:p text:style-name="P10"/>
      <text:p text:style-name="P32"><text:span text:style-name="T2">TERCERO: </text:span><text:span text:style-name="T3">Ejemplares</text:span></text:p>
      <text:p text:style-name="P5"/>
      <text:p text:style-name="P5"><text:soft-page-break/>El presente anexo de contrato se firma en dos ejemplares del mismo tenor y fecha, quedando una en poder de cada parte.</text:p>
      <text:p text:style-name="P4"/>
      <text:p text:style-name="P20"><text:span text:style-name="T10">La personería de don </text:span><text:span text:style-name="T18">Rodrigo Octavio Miranda Miranda</text:span><text:span text:style-name="T10"> para representar a </text:span><text:span text:style-name="T15">PROVEEDOR</text:span><text:span text:style-name="T8">.</text:span><text:span text:style-name="T10"> consta de escritura pública de fecha </text:span><text:span text:style-name="T12">25</text:span><text:span text:style-name="T10"> de </text:span><text:span text:style-name="T12">Septiembre</text:span><text:span text:style-name="T10"> de </text:span><text:span text:style-name="T12">2018</text:span><text:span text:style-name="T10"> inscrita bajo el repertorio </text:span><text:span text:style-name="T34">Nº XXX</text:span><text:span text:style-name="T4"> y otorgada por el notario </text:span><text:span text:style-name="T35">Doña XXX.</text:span></text:p>
      <text:p text:style-name="P4"/>
      <text:p text:style-name="P20"><text:span text:style-name="T4">La personería de don </text:span><text:span text:style-name="T5">Oscar Enrique Elgueta Gonzalez</text:span><text:span text:style-name="T4"> para representar a </text:span><text:span text:style-name="T3">CLIENTE </text:span><text:span text:style-name="T4">, consta en escritura pública de fecha </text:span><text:span text:style-name="T5">25</text:span><text:span text:style-name="T4"> de </text:span><text:span text:style-name="T5">Septiembre</text:span><text:span text:style-name="T4"> de </text:span><text:span text:style-name="T5">2018</text:span><text:span text:style-name="T4"> inscrita bajo el repertorio </text:span><text:span text:style-name="T36">N° XXX</text:span><text:span text:style-name="T4"> y otorgada por el notario don </text:span><text:span text:style-name="T36">XXXX.</text:span></text:p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Rodrigo Octavio Miranda Miranda</text:p>
          </table:table-cell>
        </table:table-row>
        <table:table-row table:style-name="Tabla1.1">
          <table:table-cell table:style-name="Tabla1.A1" office:value-type="string">
            <text:p text:style-name="P31">PROVEEDOR</text:p>
          </table:table-cell>
        </table:table-row>
      </table:table>
      <text:p text:style-name="P35"/>
      <text:p text:style-name="P36"/>
      <text:p text:style-name="P36"/>
      <text:p text:style-name="P36"/>
      <text:p text:style-name="P36"/>
      <text:p text:style-name="P3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Oscar Enrique Elgueta Gonzalez</text:p>
          </table:table-cell>
          <table:table-cell table:style-name="Tabla2.A1" office:value-type="string">
            <text:p text:style-name="P13">XXXX</text:p>
          </table:table-cell>
        </table:table-row>
        <table:table-row table:style-name="Tabla2.1">
          <table:table-cell table:style-name="Tabla2.A1" office:value-type="string">
            <text:p text:style-name="P9">CLIENTE </text:p>
          </table:table-cell>
          <table:table-cell table:style-name="Tabla2.A1" office:value-type="string">
            <text:p text:style-name="P9">CLIENTE </text:p>
          </table:table-cell>
        </table:table-row>
      </table:table>
      <text:p text:style-name="P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sto MT" svg:font-family="'Calisto M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style:rfc-language-tag="es-ES-u-co-trad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style:rfc-language-tag="es-ES-u-co-trad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hyphenation-ladder-count="no-limit" fo:keep-with-next="always">
        <style:tab-stops>
          <style:tab-stop style:position="-1.27cm"/>
          <style:tab-stop style:position="0cm"/>
          <style:tab-stop style:position="1.27cm"/>
        </style:tab-stops>
      </style:paragraph-properties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1.27cm" fo:margin-right="1.27cm" fo:margin-top="0.847cm" fo:margin-bottom="0cm" loext:contextual-spacing="false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3.81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5.08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6.35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27cm" fo:margin-right="0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1" style:display-name="índice 1" style:family="paragraph" style:parent-style-name="Standard" style:default-outline-level="">
      <style:paragraph-properties fo:margin-left="2.54cm" fo:margin-right="1.27cm" fo:hyphenation-ladder-count="no-limit" fo:text-indent="-2.54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2" style:display-name="índice 2" style:family="paragraph" style:parent-style-name="Standard" style:default-outline-level="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oa" style:family="paragraph" style:parent-style-name="Standard" style:default-outline-level="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epígrafe" style:family="paragraph" style:parent-style-name="Standard" style:default-outline-level=""/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2.54cm" fo:margin-right="0cm" fo:text-align="justify" style:justify-single-word="fals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align="justify" style:justify-single-word="false" fo:text-indent="0cm" style:auto-text-indent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2.54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left="0cm" fo:margin-right="0.018cm" fo:text-align="justify" style:justify-single-word="false" fo:text-indent="0cm" style:auto-text-indent="false"/>
    </style:style>
    <style:style style:name="p0" style:family="paragraph" style:parent-style-name="Standard" style:default-outline-level="">
      <style:paragraph-properties style:line-height-at-least="0.423cm" fo:text-align="justify" style:justify-single-word="false" fo:orphans="0" fo:widows="0">
        <style:tab-stops>
          <style:tab-stop style:position="1.27cm"/>
        </style:tab-stops>
      </style:paragraph-properties>
      <style:text-properties style:font-name="Times New Roman" fo:font-family="'Times New Roman'" style:font-family-generic="roman" style:font-pitch="variable" fo:language="es" fo:country="ES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1pt" style:font-size-asian="1pt" style:font-size-complex="1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>
        <style:tab-stops>
          <style:tab-stop style:position="7.001cm" style:type="center"/>
        </style:tab-stops>
      </style:paragraph-properties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stándar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0.501cm" style:auto-text-indent="false"/>
      <style:text-properties style:font-name="Times New Roman" fo:font-family="'Times New Roman'" style:font-family-generic="roman" style:font-pitch="variable" fo:font-size="10pt" style:font-size-asian="10pt" style:language-asian="en" style:country-asian="US"/>
    </style:style>
    <style:style style:name="Lista_20_multicolor_20_-_20_Énfasis_20_11" style:display-name="Lista multicolor - Énfasis 11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s" fo:country="CL" style:font-size-asian="12pt" style:language-asian="es" style:country-asian="CL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s" fo:country="ES" style:font-size-asian="10pt"/>
    </style:style>
    <style:style style:name="Título_20_21" style:display-name="Título 21" style:family="paragraph" style:next-style-name="Standard" style:default-outline-level="2" style:list-style-name="">
      <style:paragraph-properties fo:margin-top="0.635cm" fo:margin-bottom="0.212cm" loext:contextual-spacing="false" style:line-height-at-least="0.423cm" fo:text-align="start" style:justify-single-word="false" fo:orphans="0" fo:widows="0" fo:keep-with-next="always" style:writing-mode="lr-tb"/>
      <style:text-properties fo:color="#000000" style:font-name="Arial" fo:font-family="Arial" style:font-family-generic="roman" style:font-pitch="variable" fo:font-size="11pt" fo:font-weight="bold" style:font-name-asian="ヒラギノ角ゴ Pro W3" style:font-family-asian="'ヒラギノ角ゴ Pro W3'" style:font-family-generic-asian="system" style:font-pitch-asian="variable" style:font-size-asian="11pt" style:language-asian="es" style:country-asian="CL" style:font-weight-asian="bold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6pt" style:rfc-language-tag="es-ES-u-co-trad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style:rfc-language-tag="es-ES-u-co-trad" fo:language="es" fo:country="ES" fo:font-style="italic" fo:font-weight="bold" style:font-name-asian="Times New Roman1" style:font-family-asian="'Times New Roman'" style:font-family-generic-asian="system" style:font-pitch-asian="variable" style:font-size-asian="14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Fuente_20_de_20_encabezado_20_predeter." style:display-name="Fuente de encabezado predeter." style:family="text"/>
    <style:style style:name="_5f_Equation_20_Caption" style:display-name="_Equation Caption" style:family="text"/>
    <style:style style:name="Pie_20_de_20_página_20_Car" style:display-name="Pie de página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Sangría_20_de_20_texto_20_normal_20_Car" style:display-name="Sangría de texto normal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Sangría_20_3_20_de_20_t._20_independiente_20_Car" style:display-name="Sangría 3 de t. independiente Car" style:family="text">
      <style:text-properties style:font-name="Courier New" fo:font-family="'Courier New'" style:font-family-generic="roman" style:font-pitch="variable" fo:font-size="8pt" style:rfc-language-tag="es-ES-u-co-trad" fo:language="es" fo:country="ES" style:font-size-asian="8pt" style:language-asian="es" style:country-asian="ES" style:font-size-complex="8pt"/>
    </style:style>
    <style:style style:name="Sangría_20_2_20_de_20_t._20_independiente_20_Car" style:display-name="Sangría 2 de t. independiente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Texto_20_independiente_20_Car" style:display-name="Texto independiente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Texto_20_independiente_20_2_20_Car" style:display-name="Texto independiente 2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Texto_20_independiente_20_3_20_Car" style:display-name="Texto independiente 3 Car" style:family="text">
      <style:text-properties style:font-name="Courier New" fo:font-family="'Courier New'" style:font-family-generic="roman" style:font-pitch="variable" fo:font-size="8pt" style:rfc-language-tag="es-ES-u-co-trad" fo:language="es" fo:country="ES" style:font-size-asian="8pt" style:language-asian="es" style:country-asian="ES" style:font-size-complex="8pt"/>
    </style:style>
    <style:style style:name="Texto_20_de_20_globo_20_Car" style:display-name="Texto de globo Car" style:family="text">
      <style:text-properties fo:font-size="1pt" style:rfc-language-tag="es-ES-u-co-trad" fo:language="es" fo:country="ES" style:font-size-asian="1pt" style:language-asian="es" style:country-asian="ES" style:font-size-complex="1pt"/>
    </style:style>
    <style:style style:name="Puesto_20_Car" style:display-name="Puesto Car" style:family="text">
      <style:text-properties style:font-name="Cambria" fo:font-family="Cambria" style:font-family-generic="roman" style:font-pitch="variable" fo:font-size="16pt" style:rfc-language-tag="es-ES-u-co-trad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Encabezado_20_Car" style:display-name="Encabezado Car" style:family="text">
      <style:text-properties style:font-name="Courier New" fo:font-family="'Courier New'" style:font-family-generic="roman" style:font-pitch="variable" fo:font-size="12pt" style:rfc-language-tag="es-ES-u-co-trad" fo:language="es" fo:country="ES" style:font-size-asian="12pt" style:language-asian="es" style:country-asian="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3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alisto MT" style:font-family-complex="'Calisto MT'" style:font-family-generic-complex="system" style:font-pitch-complex="variable"/>
    </style:style>
    <style:style style:name="ListLabel_20_62" style:display-name="ListLabel 62" style:family="text">
      <style:text-properties style:font-name-complex="Calisto MT" style:font-family-complex="'Calisto MT'" style:font-family-generic-complex="system" style:font-pitch-complex="variable"/>
    </style:style>
    <style:style style:name="ListLabel_20_63" style:display-name="ListLabel 63" style:family="text">
      <style:text-properties style:font-name-complex="Calisto MT" style:font-family-complex="'Calisto MT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text:list-tab-stop-position="4.63cm" fo:text-indent="-0.318cm" fo:margin-left="4.63c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text:list-tab-stop-position="8.44cm" fo:text-indent="-0.318cm" fo:margin-left="8.44c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9.71cm" fo:text-indent="-0.635cm" fo:margin-left="9.71cm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8cm" fo:text-indent="-0.635cm" fo:margin-left="10.98cm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text:list-tab-stop-position="12.25cm" fo:text-indent="-0.318cm" fo:margin-left="12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66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47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28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" style:num-suffix=")" style:num-format="i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text:style-name="ListLabel_20_3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Verdana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2"><draw:text-box fo:min-height="0.041cm" fo:min-width="0.041cm"><text:p text:style-name="MP2"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ATO DE PRESTACION DE SERVICIOS</dc:title>
    <meta:initial-creator>Armando Marchant</meta:initial-creator>
    <meta:editing-cycles>15</meta:editing-cycles>
    <meta:print-date>2011-11-29T03:12:00</meta:print-date>
    <meta:creation-date>2013-09-05T17:18:00</meta:creation-date>
    <dc:date>2018-09-27T14:17:25.293834750</dc:date>
    <meta:editing-duration>P1DT8H58M50S</meta:editing-duration>
    <meta:generator>LibreOffice/6.0.3.2$Linux_X86_64 LibreOffice_project/00m0$Build-2</meta:generator>
    <meta:document-statistic meta:table-count="2" meta:image-count="0" meta:object-count="0" meta:page-count="3" meta:paragraph-count="55" meta:word-count="757" meta:character-count="4957" meta:non-whitespace-character-count="425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